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text-underline-style="solid" style:text-underline-width="auto" style:text-underline-color="font-color"/>
    </style:style>
    <style:style style:name="P3" style:family="paragraph" style:parent-style-name="Text_20_body">
      <style:paragraph-properties fo:text-align="justify" style:justify-single-word="false"/>
      <style:text-properties fo:font-size="14pt" fo:font-weight="bold" officeooo:paragraph-rsid="0014f85f" style:font-size-asian="14pt" style:font-weight-asian="bold" style:font-size-complex="14pt" style:font-weight-complex="bold"/>
    </style:style>
    <style:style style:name="P4" style:family="paragraph" style:parent-style-name="Text_20_body">
      <style:text-properties officeooo:paragraph-rsid="0014f85f"/>
    </style:style>
    <style:style style:name="P5" style:family="paragraph" style:parent-style-name="Text_20_body">
      <style:paragraph-properties fo:text-align="justify" style:justify-single-word="false" fo:break-before="page"/>
      <style:text-properties fo:font-size="14pt" fo:font-weight="bold" officeooo:paragraph-rsid="0014f85f" style:font-size-asian="14pt" style:font-weight-asian="bold" style:font-size-complex="14pt" style:font-weight-complex="bold"/>
    </style:style>
    <style:style style:name="P6" style:family="paragraph" style:parent-style-name="Quotations">
      <style:paragraph-properties fo:margin-left="0cm" fo:margin-right="1cm" fo:text-indent="0cm" style:auto-text-indent="false"/>
      <style:text-properties fo:font-size="14pt" fo:font-weight="bold" style:font-size-asian="14pt" style:font-weight-asian="bold" style:font-size-complex="14pt" style:font-weight-complex="bold"/>
    </style:style>
    <style:style style:name="P7" style:family="paragraph" style:parent-style-name="Quotations">
      <style:paragraph-properties fo:margin-left="0cm" fo:margin-right="1cm" fo:text-indent="0cm" style:auto-text-indent="false"/>
      <style:text-properties fo:font-size="14pt" fo:font-weight="bold" officeooo:rsid="0014f85f" officeooo:paragraph-rsid="0014f85f"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filepos75635"/>La ventana abierta</text:p>
      <text:p text:style-name="P7">Saki</text:p>
      <text:p text:style-name="P1">—Mi tía bajará enseguida, señor Nuttel —le dijo una joven dama de quince años, muy dueña de sí misma—. Entretanto, tendrá que conformarse conmigo.</text:p>
      <text:p text:style-name="P1">Framton Nuttel se esforzó por decir algo correcto que halagara debidamente a la sobrina en ese momento sin dejar fuera indebidamente a la tía que iba a llegar. Personalmente dudaba más que nunca de que esas visitas formales a una serie de absolutos desconocidos sirvieran para ayudarle en la cura de nervios que se suponía estaba realizando.</text:p>
      <text:p text:style-name="P1">—Ya sé lo que va a pasar —le había dicho su hermana cuando él se disponía a viajar a ese retiro rural—. Te encerrarás allí y no hablarás con nadie, por lo que tus nervios se pondrán peor que nunca por el abatimiento. Te daré cartas de presentación a todas las personas que conozco allí. Algunas de ellas, por lo que puedo recordar, eran bastante agradables.</text:p>
      <text:p text:style-name="P1">Framton se preguntaba si la señora Sappleton, la dama a la que iba a entregar una de las cartas de presentación, pertenecería al grupo de los agradables.</text:p>
      <text:p text:style-name="P1">—¿Conoce a muchas personas de por aquí? —preguntó la sobrina cuando consideró que ya habían tenido un grado suficiente de comunión silenciosa.</text:p>
      <text:p text:style-name="P1">—Apenas a nadie —contestó Framton—. Mi hermana estuvo aquí, en la casa parroquial, ya sabe, hace unos cuatro años, y me dio algunas cartas de presentación.</text:p>
      <text:p text:style-name="P1">Hizo esta última afirmación en un tono que transparentaba claramente su pesar.</text:p>
      <text:p text:style-name="P1">—Entonces, ¿no sabe prácticamente nada de mi tía? —siguió diciéndole la independiente joven.</text:p>
      <text:p text:style-name="P1">—Tan sólo su nombre y dirección —admitió el visitante. Se preguntaba si la señora Sappleton sería casada o viuda. Algo indefinible que había en la habitación parecía sugerir una atmósfera masculina.</text:p>
      <text:p text:style-name="P1">—Su gran tragedia sucedió hace sólo tres años —dijo la joven—. Debió ser después de la estancia de su hermana.</text:p>
      <text:p text:style-name="P1">—¿Su tragedia? —preguntó Framton; de alguna manera, en esa tranquila zona rural las tragedias parecían fuera de sitio.</text:p>
      <text:p text:style-name="P1">—Quizás se pregunte el motivo de que mantengamos abierta esta puertaventana en una tarde de octubre —contestó la sobrina señalando una amplia ventana francesa que daba a un prado.</text:p>
      <text:p text:style-name="P1">—Hace bastante calor para la época del año —dijo Framton—. ¿Es que tiene algo que ver con la tragedia?</text:p>
      <text:p text:style-name="P1">—Hoy hace tres años que su marido y sus dos hermanos pequeños salieron por ella para ir a cazar. No regresaron. Al cruzar el pantano para ir a su lugar favorito de caza al acecho, fueron <text:soft-page-break/>tragados por una ciénaga traicionera. Fue aquel terrible verano húmedo, se acordará, y los lugares que habían sido seguros en otros años cedían de pronto sin previo aviso. Nunca se recuperaron sus cuerpos. Eso fue lo más terrible —en ese momento la voz de la niña había perdido su dominio y se volvió vacilantemente humana—. La pobre tía cree que regresarán algún día, ellos y el pequeño spaniel oscuro que les acompañaba, y que entrarán por esa puertaventana tal como solían hacer. Ésa es la razón de que esté abierta todas las tardes hasta que oscurece. Mi pobre tía me ha contado a menudo cómo se marcharon, su marido con el impermeable blanco sobre el brazo, y Ronnie, su hermano menor, cantando «Bertie, why do you bound?» tal como solía hacer siempre; como una broma, porque ella decía que la ponía nerviosa. ¿Sabe usted? A veces, en las tardes tranquilas como ésta, casi tengo la sensación de que todos van a entrar por ahí…</text:p>
      <text:p text:style-name="P1">Se interrumpió con un estremecimiento. Para Framton fue un alivio que la tía irrumpiera en la habitación con toda una serie de excusas por haberse presentado tan tarde.</text:p>
      <text:p text:style-name="P1">—Confío en que Vera le haya distraído —dijo.</text:p>
      <text:p text:style-name="P1">—Ha sido muy interesante —contestó Framton.</text:p>
      <text:p text:style-name="P1">—Espero que no le importe que tengamos la puerta abierta —dijo de pronto la señora Sappleton—. Mi marido y mis hermanos van a regresar de la caza y siempre entran por allí. Hoy han salido a cazar al acecho, en los pantanos, así que ensuciarán bastante mis pobres alfombras. Pero así son los hombres, ¿no le parece?</text:p>
      <text:p text:style-name="P1">Siguió conversando alegremente acerca de la caza, la escasez de aves y las perspectivas del pato para el invierno. A Framton aquello le resultaba absolutamente horrible. Hizo un esfuerzo desesperado, que sólo obtuvo un éxito parcial, para desviar la conversación a un tema menos fantasmal; se daba cuenta de que su anfitriona sólo le prestaba un fragmento de su atención, y que su mirada se desviaba constantemente de él hacia la puertaventana abierta y el prado que había detrás. Ciertamente, fue una coincidencia desafortunada que hubiera hecho la visita en ese aniversario trágico.</text:p>
      <text:p text:style-name="P1">—Los doctores están de acuerdo en ordenarme un descanso completo, una ausencia total de excitación mental y que evite todo lo que represente un ejercicio físico violento —anunció Framton, basándose en el engaño tolerablemente bien extendido de que los desconocidos y las amistades hechas al azar están hambrientos de los menores detalles acerca de las enfermedades y dolencias de uno, con sus causas y curaciones—. Pero en cuanto al asunto de la dieta, ya no están tan de acuerdo.</text:p>
      <text:p text:style-name="P1">—¿No? —preguntó la señora Sappleton consiguiendo en el último momento sustituir la pregunta por un bostezo. De pronto se animó y prestó atención, pero no a lo que estaba diciendo Framton.</text:p>
      <text:p text:style-name="P1">—¡Por fin, ya están aquí! —gritó—. Justo a tiempo para el té, y no parece que vengan cubiertos de barro hasta los ojos!</text:p>
      <text:p text:style-name="P1"><text:soft-page-break/>Framton se estremeció ligeramente y se volvió hacia la sobrina con una mirada que trataba de transmitir su comprensión y simpatía. La niña miraba hacia afuera, por la ventana abierta, con asombro y horror en los ojos. Con un miedo glacial e imposible de describir, Framton se dio la vuelta en su asiento y miró en la misma dirección.</text:p>
      <text:p text:style-name="P1">Bajo la luz del crepúsculo, tres figuras cruzaban el prado hacia la puertaventana; todas llevaban escopetas bajo el brazo, y una iba cargada además con un impermeable blanco sobre los hombros. Un fatigado spaniel oscuro se mantenía cerca de sus talones. Se acercaron a la casa sin hacer ruido, y luego una voz juvenil y áspera cantó desde la oscuridad: «I said, Bertie, why do you bound?».</text:p>
      <text:p text:style-name="P1">Framton se aferró a su bastón y sombrero; la puerta de la casa, el camino de gravilla y el portón de la finca tan sólo fueron fases, apenas percibidas, de su precipitada retirada. Un ciclista que venía por la carretera tuvo que meterse en un seto para evitar la inminente colisión.</text:p>
      <text:p text:style-name="P1">—Ya estamos aquí, querida —dijo el que llevaba el impermeable blanco en el momento de entrar por la ventana—. Llevamos bastante barro, pero casi seco. ¿Quién era ése que salía a toda prisa cuando llegábamos?</text:p>
      <text:p text:style-name="P1">—Un hombre de lo más extraordinario, un tal señor Nuttel —contestó la señora Sappleton—. Sólo era capaz de hablar de su enfermedad, y se marchó sin pronunciar una excusa o una palabra de adiós cuando llegasteis. Parecía que hubiera visto un fantasma.</text:p>
      <text:p text:style-name="P1">—Supongo que fue por el spaniel —intervino la sobrina con voz tranquila—. Me contó que tenía horror a los perros. Una vez fue atacado en un cementerio de algún lugar de las orillas del Ganges por una manada de perros de los parias y tuvo que pasar la noche en una tumba recién excavada, mientras los animales gruñían, ladraban y espumeaban por encima de él. Con eso, cualquiera puede perder los nervios.</text:p>
      <text:p text:style-name="P1">Su especialidad eran las historias improvisadas.</text:p>
      <text:p text:style-name="P5">El señor Medina </text:p>
      <text:p text:style-name="P3">Iris Rivera</text:p>
      <text:p text:style-name="P4">El señor Medina fue aprendiendo a medir las palabras. Estaba orgulloso porque nadie le enseñó. Aprendió solo, de inteligente que era nomás.<text:line-break/>Está bien que no aprendió enseguida ni fácilmente. Le costó mucho, años le costó… sufrió equivocaciones, cometió graves errores que luego tuvo que lamentar, pero el tragaba saliva y se decía:<text:line-break/>– ¡Atención Medina! Esta vez mediste mal, la próxima no te tiene que pasar.<text:line-break/>Y trataba que la próxima vez no le pasara.<text:line-break/>El señor Medina siempre llevaba en el bolsillo la cinta métrica. El padrino se la había regalado de chico, porque todos en la familia tenían una. La cinta métrica era una tradición en la familia del señor Medina. Unos la usaban mejor que otros, pero todos la tenían. El padre había sido un gran abogado, la madre una gran profesora, tenía tíos empresarios, un primo periodista y hasta un pariente lejano que ocupaba un importante cargo público… y todos sabían medir las palabras.<text:line-break/>Seguramente de verlos a ellos habrá aprendido el señor Medina, mejor dicho de oírlos. Porque ver, lo que se dice ver no veía nada, como no fuera que, antes de hablar, metían la mano en el bolsillo derecho (donde guardaban la cinta) y pensaban un rato. Estaban midiendo.<text:line-break/>Parece que, una vez que quedaban conformes con la dimensiones de lo que estaban por decir, recién lo decían.<text:line-break/>Al principio el señor Medina se mandaba sus grandes macanas. No podía medir sin ser visto, como hacían sus parientes, así que sacaba la famosa cinta y<text:line-break/>la ponía en la mesa. Después soltaba la palabra en voz baja y la medía.<text:line-break/>Por ejemplo:<text:line-break/>LADRÓN<text:line-break/>-A ver…un centímetro y medio…No, mu larga.<text:line-break/>Y probaba otra:<text:line-break/>DELINCUENTE<text:line-break/>-Son dos centímetros y ocho milímetros…No m{as larga todavía.<text:line-break/>A ver:<text:line-break/>PILLO<text:line-break/>-Un centímetro y dos milímetros…esta podría andar.<text:line-break/>Entonces la decía. Pero a esa altura había tardado tanto que la persona con la que se encontraba hablando se había aburrido, o estaba pensando en otra cosa, o directamente ya no estaba. Con el tiempo el entrenamiento le dio velocidad y ya no necesitó poner las palabras sobre la mesa, porque podía estimar “ a ojo”, o más bien de oído”, la longitud que tenían. Fue entonces cuando le regalaron la balancita. ¡Pobre señor Medina! Ni sospechaba que en su familia se usara también ese instrumento. La verdad es que los Medina se iban perfeccionando. Ahora, además de medir las palabras también las pesaban. Y el señor Medina tuvo que aprender. Veamos:<text:line-break/><text:soft-page-break/>¡INSERVIBLE!<text:line-break/>-No…pesa como 800 gramos, no va.<text:line-break/>Otra: ¡INÚTIL!<text:line-break/>-¡Qué raro!…mide menos, pero pesa igual. Esta tampoco va.<text:line-break/>Otra:<text:line-break/>¡TORPE!<text:line-break/>-Esta es más liviana: 470 gramos…pero igual es casi medio kilo.<text:line-break/>Busquemos otra:<text:line-break/>¡DISTRAIDO!<text:line-break/>-¡Ah! Ésta pesa a penas 100 gramos. No está mal.<text:line-break/>Entonces el señor Medina la usaba…y el inservible que tenía adelante se iba contento, pensando que no era un inútil sin remedio, sino apenas un simpático “distraído”.<text:line-break/>Y el señor Medina también se iba contento porque todos opinaban bien de él, lo tenían por un tipo comprensivo que sabía tratar con cortesía a las personas.<text:line-break/>Muchos lo admiraban por su calma, su prudencia y su amabilidad. Claro, nadie sabía lo de la cinta y la balanza, una en el bolsillo derecho, la otra en el izquierdo. Y el señor Medina, que ya no necesitaba sacarlas, hablaba con la gente con las manos en los bolsillos, siempre midiendo y pesando, y ganándose el respeto y la simpatía de todos.<text:line-break/>Siempre tomando en cuenta el peso y la medida, cambiaba “haragán” por “desganado”, decía “desagradable” en lugar de “asqueroso” y “desprolijidad” en vez de “mugre”. Había palabras largas y livianas que siempre eran preferibles a otras que, aunque fueran cortas, eran demasiado pesadas.<text:line-break/>Un día en que no tenía nada que hacer, el señor Medina se puso a revisar su muy cuidado y elegido vocabulario y se dio cuenta de algo que, hasta el momento, no había notado: el color de las palabras. Notó que todas las palabras usadas por él eran de color gris. Gris claro, gris oscuro, grisadas, grisáceas. Todas eran palabras grises.<text:line-break/>Y se dio cuenta de algo más: las palabras no eran grises de entrada: se ponían grises.<text:line-break/>Advirtió, que no se hacían grises de golpe: se iban volviendo grises.<text:line-break/>Y por último notó que el color gris les iba entrando a medida que las medía, a medida que las pesaba.<text:line-break/>Por ejemplo: una palabra roja se iba volviendo anaranjada, después amarillenta y al final grisecita…Una palabra azul se ponía celeste, gris perla, gris ceniza, gris.<text:line-break/>Como siempre tenía algún problema en que pensar, el señor Medina salió a dar un paseo por el barrio. Como iba distraído con sus pensamientos, puso un pie en la calle justo cuando el semáforo cambiaba a rojo y un camionero le gritó una palabrota larga, pesada y del mismo color que la luz del semáforo.<text:line-break/>Al señor Medina le retumbó la palabra roja en el cerebro. Él la hubiera pronunciado. Y se quedó mudo murmurando ”insolente” …, “bocasucia”, “maleducado”…todas palabras livianitas y decididamente grises.<text:line-break/>Siguió caminando y vio frente a él avanzando en sentido contrario, una señorita de pelo largo y ondeante que brillaba al sol. La señorita tenía el andar gracioso y los ojos encendidos debajo de unas espesas pestañas.<text:line-break/><text:soft-page-break/>Al cruzarse con el señor Medina, la señorita entornó los párpados. El corazón de él dio un brinco y ni siquiera se animó a decir las palaras que seleccionó: “linda”, “bonita”. “preciosa”. El señor Medina se puso<text:line-break/>colorado. Parece que ninguna de esas palabras era lo suficientemente gris.<text:line-break/>En cambio otro caballero, que venía también por la vereda, le dijo a la señorita una palabra de un azul tan intenso que ella le dedicó una sonrisa transparente capaz de derretir a una baldosa. Pero ni la baldosa ni el señor Medina se derritieron porque la sonrisa no era para ellos. Era para el caballero que dijo la palabra azul.<text:line-break/>Para colmo, un chico sostenía en la plaza una discusión de todos colores por un gol mal cobrado…tanto que llegaron a las piñas y al otro el ojo le quedó violeta.<text:line-break/>Encima, , una nenita que iba de la mano de su mamá, se encaprichaba en comprarle al pochoclero y pataleaba. En las lágrimas se le formaban arcoiris y eran tantas y tan grandes que estaba claro que la nena no las medía, ni las pesaba ni nada. Le salían nomás. Como les salían nomás los besos y los arrumacos a las parejas de enamorados que parecían florecer, igual que los canteros a todo color.<text:line-break/>Algo andaba definitivamente mal para el señor Medina, y se sentó en el bar de la esquina, en una mesita de la vereda a tomar un café. Mientras esperaba al mozo se puso a escuchar con atención a la gente que pasaba. Unos hablaron en verde, en lila, en amarillos; otros charlaban en anaranjado, en azul francia, en rosa.<text:line-break/>Los únicos que conversaban en gris eran los que caminaban con las manos en los bolsillos y entonces el señor Medina sospechó que era lo que guardaban en ellos. Los únicos que conversaban en gris eran los que medían.<text:line-break/>Se tomó de un solo sorbo el café. Del bolsillo derecho sacó la cinta métrica, del bolsillo izquierdo sacó la balancita, las puso sobre la mesa y se las dejó al mozo como propina.<text:line-break/>Se levantó y, con paso decidido, se encaminó a la plaza más cercana. Allí encontró, en el medio, la estatua ecuestre de vaya a saber quién. Se trepó al monumento, lo más alto que pudo y se puso a gritar con toda el alma un montón de palabras de colores brillantes. Eran palabras largas, medianas y cortitas, pesadas y livianas. El señor Medina ya no tenía con que medirlas ni con que pesarlas. Así que las gritaba sin tener idea de su peso y longitud, y por eso las palabras le salían de todos colores. Viboreaban en el aire con destellos fosforescentes, a la manera de serpentinas locas, y algunas hasta tenían chispitas como de fuegos de artificio. Eso sí, ninguna era gris.<text:line-break/>La gente se empezó a juntar para ver y oir el espectáculo. La gente se reía, hasta VAYA A SABER QUIEN ( el de la estatua ecuestre) se reía…y no paraba.<text:line-break/>¡No era para menos! Aquella era una lista interminable de infinitas palabras desmedidas.</text:p>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family-generic="swiss"/>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Open Sans" fo:font-size="11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Open Sans" fo:font-size="11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3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9:24:23.392640931</meta:creation-date>
    <dc:date>2018-03-01T22:00:34.824256690</dc:date>
    <meta:editing-duration>PT25M51S</meta:editing-duration>
    <meta:editing-cycles>2</meta:editing-cycles>
    <meta:generator>LibreOffice/6.0.1.1$Linux_X86_64 LibreOffice_project/00m0$Build-1</meta:generator>
    <meta:document-statistic meta:table-count="0" meta:image-count="0" meta:object-count="0" meta:page-count="6" meta:paragraph-count="34" meta:word-count="2632" meta:character-count="15102" meta:non-whitespace-character-count="12514"/>
  </office:meta>
</office:document-meta>
</file>